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paragraph-rsid="00095b90"/>
    </style:style>
    <style:style style:name="P2" style:family="paragraph" style:parent-style-name="Standard">
      <style:paragraph-properties fo:text-align="justify" style:justify-single-word="false"/>
      <style:text-properties officeooo:paragraph-rsid="00095b90"/>
    </style:style>
    <style:style style:name="P3" style:family="paragraph" style:parent-style-name="Standard">
      <style:paragraph-properties fo:margin-top="2.101cm" fo:margin-bottom="2.101cm" fo:text-align="center" style:justify-single-word="false"/>
      <style:text-properties fo:font-weight="bold" officeooo:paragraph-rsid="00095b90" style:font-weight-asian="bold" style:font-weight-complex="bold"/>
    </style:style>
    <style:style style:name="T1" style:family="text">
      <style:text-properties officeooo:rsid="00095b90"/>
    </style:style>
    <style:style style:name="T2" style:family="text">
      <style:text-properties officeooo:rsid="000a8352"/>
    </style:style>
    <style:style style:name="T3" style:family="text">
      <style:text-properties fo:language="en" fo:country="US" officeooo:rsid="000a8352"/>
    </style:style>
    <style:style style:name="T4" style:family="text">
      <style:text-properties fo:language="en" fo:country="US" officeooo:rsid="000ee0df"/>
    </style:style>
    <style:style style:name="T5" style:family="text">
      <style:text-properties fo:language="ru" fo:country="RU" officeooo:rsid="000a8352"/>
    </style:style>
    <style:style style:name="T6" style:family="text">
      <style:text-properties fo:language="ru" fo:country="RU" officeooo:rsid="000d0913"/>
    </style:style>
    <style:style style:name="T7" style:family="text">
      <style:text-properties fo:language="ru" fo:country="RU" officeooo:rsid="000ee0df"/>
    </style:style>
    <style:style style:name="T8" style:family="text">
      <style:text-properties fo:language="ru" fo:country="RU" officeooo:rsid="001063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ab/><text:tab/><text:tab/><text:tab/><text:tab/>Кому: Генеральному директору ООО ИСС Арт Орехову И.В.</text:span></text:p>
      <text:p text:style-name="P1"><text:span text:style-name="T1"><text:tab/><text:tab/><text:tab/><text:tab/><text:tab/>От: Старшего специалиста по качеству ПО Фирсанова К.А.</text:span></text:p>
      <text:p text:style-name="P3"><text:span text:style-name="T1">Служебная записка</text:span></text:p>
      <text:p text:style-name="P2"><text:span text:style-name="T1">В целях повышения качества программного обеспечения предлагаю рассмотреть возможность </text:span><text:span text:style-name="T2">подготовки специалистов в области тестирования </text:span><text:span text:style-name="T3">usability, </text:span><text:span text:style-name="T7">безопасности</text:span><text:span text:style-name="T3"> </text:span><text:span text:style-name="T5">и автоматизированном тестировании приложений разрабатываемых в компании. </text:span><text:span text:style-name="T7">На данный момент </text:span><text:span text:style-name="T8">на проектах, разрабатываемых нашей компанией </text:span><text:span text:style-name="T7">тестирование </text:span><text:span text:style-name="T4">usability </text:span><text:span text:style-name="T8">на </text:span><text:span text:style-name="T7">не производится, тестирование безопасности и автоматизация функциональных тестов производится в очень ограниченном контексте. В ряде проектов, разрабатываемых компанией, тестирование </text:span><text:span text:style-name="T4">usability </text:span><text:span text:style-name="T7">и безопасности крайне необходимо. Но провести данные виды тестирования в полном объеме мы не можем в силу отсутствия компетенции. Умение автоматизировать функциональные тесты снизит в свою очередь временные затраты на регрессионное тестирование, в особенности в проектах, которые компания сопровождает. </text:span><text:span text:style-name="T5">В настоящий момент в команде тестирования есть сотрудники, заинтересованные углубленно изучать и специализироваться в данных областях тестирования программного обеспечения. На начальном этапе предлагаю выделить определенное число часов в неделю для этих сотрудников для самостоятельного изучения этих вопросов. </text:span><text:span text:style-name="T6">Со своей стороны я </text:span><text:span text:style-name="T7">предоставлю план, согласно которому сотрудники будут изучать теоретический материал и применять на практике полученные навыки. Также считаю необходимым, после достижения определенного уровня компетенции в данном вопросе, посетить каждым из сотрудников учебный курс по изучаемой теме. Уверен, что приобретенные знания и умения в таких областях, как тестирование </text:span><text:span text:style-name="T4">usability, </text:span><text:span text:style-name="T7">тестирование безопасности повысят вес компании в области тестирования ПО и напрямую отразятся на качестве разрабатываемых проектов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8-28T16:26:53.77</meta:creation-date>
    <dc:date>2012-08-28T18:53:47.28</dc:date>
    <meta:editing-duration>PT01H56M33S</meta:editing-duration>
    <meta:editing-cycles>3</meta:editing-cycles>
    <meta:generator>OpenOffice.org/3.2$Win32 OpenOffice.org_project/320m19$Build-9505</meta:generator>
    <meta:document-statistic meta:table-count="0" meta:image-count="0" meta:object-count="0" meta:page-count="1" meta:paragraph-count="4" meta:word-count="215" meta:character-count="1781"/>
  </office:meta>
</office:document-meta>
</file>